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ronograma" style:family="table">
      <style:table-properties style:width="16.916cm" fo:margin-left="0.021cm" fo:margin-right="0.064cm" table:align="margins"/>
    </style:style>
    <style:style style:name="Cronograma.A" style:family="table-column">
      <style:table-column-properties style:column-width="1.84cm" style:rel-column-width="7127*"/>
    </style:style>
    <style:style style:name="Cronograma.B" style:family="table-column">
      <style:table-column-properties style:column-width="3.57cm" style:rel-column-width="13831*"/>
    </style:style>
    <style:style style:name="Cronograma.C" style:family="table-column">
      <style:table-column-properties style:column-width="3.955cm" style:rel-column-width="15321*"/>
    </style:style>
    <style:style style:name="Cronograma.D" style:family="table-column">
      <style:table-column-properties style:column-width="2.108cm" style:rel-column-width="8166*"/>
    </style:style>
    <style:style style:name="Cronograma.E" style:family="table-column">
      <style:table-column-properties style:column-width="3.032cm" style:rel-column-width="11747*"/>
    </style:style>
    <style:style style:name="Cronograma.F" style:family="table-column">
      <style:table-column-properties style:column-width="2.411cm" style:rel-column-width="9343*"/>
    </style:style>
    <style:style style:name="Cronograma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grama.F1" style:family="table-cell">
      <style:table-cell-properties fo:background-color="#ffffcc" fo:padding="0.097cm" fo:border="0.002cm solid #000000">
        <style:background-image/>
      </style:table-cell-properties>
    </style:style>
    <style:style style:name="Cronograma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Cronograma.B2" style:family="table-cell">
      <style:table-cell-properties fo:padding="0.097cm" fo:border-left="0.002cm solid #000000" fo:border-right="none" fo:border-top="none" fo:border-bottom="0.002cm solid #000000"/>
    </style:style>
    <style:style style:name="Cronograma.F2" style:family="table-cell">
      <style:table-cell-properties fo:padding="0.097cm" fo:border-left="0.002cm solid #000000" fo:border-right="0.002cm solid #000000" fo:border-top="none" fo:border-bottom="0.002cm solid #000000"/>
    </style:style>
    <style:style style:name="Cronograma.A9" style:family="table-cell" style:data-style-name="N37">
      <style:table-cell-properties style:vertical-align="bottom" fo:padding="0.097cm" fo:border-left="0.002cm solid #000000" fo:border-right="none" fo:border-top="none" fo:border-bottom="0.002cm solid #000000"/>
    </style:style>
    <style:style style:name="Cronograma.B9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Cronograma.F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DO ESTADO DO AMAZONAS</text:p>
      <text:p text:style-name="P6">ESCOLA SUPERIOR DE TECNOLOGIA</text:p>
      <text:p text:style-name="P7">Disciplina: Engenharia de Software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SOFTWARE JOGO DA VELHA</text:p>
      <text:p text:style-name="P10">Orientado pelo professor Jucimar J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1">Equipe: </text:span><text:span text:style-name="T2">Diego Barros <text:s text:c="46"/></text:span><text:span text:style-name="T1"><text:s/>Mat:</text:span><text:span text:style-name="T2"> 0725080010</text:span></text:p>
      <text:p text:style-name="P11"><text:span text:style-name="T2"><text:s text:c="14"/>Helder Cunha <text:s text:c="47"/>M</text:span><text:span text:style-name="T1">at:</text:span><text:span text:style-name="T2"> 0725080017</text:span></text:p>
      <text:p text:style-name="P11"><text:span text:style-name="T2"><text:s text:c="14"/>João Guilherme <text:s text:c="43"/></text:span><text:span text:style-name="T1"><text:s/>Mat:</text:span><text:span text:style-name="T2"> </text:span><text:span text:style-name="T3">0725080140</text:span></text:p>
      <text:p text:style-name="P7"/>
      <text:p text:style-name="P7"/>
      <text:p text:style-name="P7"/>
      <text:p text:style-name="P7"/>
      <text:p text:style-name="P7"/>
      <text:p text:style-name="P12"/>
      <text:p text:style-name="P12"/>
      <text:p text:style-name="P8">Manaus</text:p>
      <text:p text:style-name="P2">Novembro</text:p>
      <text:p text:style-name="P1"><text:soft-page-break/></text:p>
      <text:p text:style-name="P1">CRONOGRAMA DE ATIVIDADES DO SOFTWARE JOGO DA VELHA</text:p>
      <text:p text:style-name="Text_20_body"/>
      <text:p text:style-name="Text_20_body"/>
      <text:p text:style-name="Text_20_body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row>
          <table:table-cell table:style-name="Cronograma.A1" office:value-type="string">
            <text:p text:style-name="P5">WHEN </text:p>
          </table:table-cell>
          <table:table-cell table:style-name="Cronograma.A1" office:value-type="string">
            <text:p text:style-name="P5">WHAT </text:p>
          </table:table-cell>
          <table:table-cell table:style-name="Cronograma.A1" office:value-type="string">
            <text:p text:style-name="P5">WHY </text:p>
          </table:table-cell>
          <table:table-cell table:style-name="Cronograma.A1" office:value-type="string">
            <text:p text:style-name="P5">WHERE </text:p>
          </table:table-cell>
          <table:table-cell table:style-name="Cronograma.A1" office:value-type="string">
            <text:p text:style-name="P5">WHO </text:p>
          </table:table-cell>
          <table:table-cell table:style-name="Cronograma.F1" office:value-type="string">
            <text:p text:style-name="P5">HOW </text:p>
          </table:table-cell>
        </table:table-row>
        <table:table-row>
          <table:table-cell table:style-name="Cronograma.A2" office:value-type="date" office:date-value="2010-11-05">
            <text:p text:style-name="P3">05/11/10</text:p>
          </table:table-cell>
          <table:table-cell table:style-name="Cronograma.B2" office:value-type="string">
            <text:p text:style-name="P3">Esboço do projeto</text:p>
          </table:table-cell>
          <table:table-cell table:style-name="Cronograma.B2" office:value-type="string">
            <text:p text:style-name="P4">Criou-se as classes: Fronteira, controle, entidade.</text:p>
          </table:table-cell>
          <table:table-cell table:style-name="Cronograma.B2" office:value-type="string">
            <text:p text:style-name="P3">livre</text:p>
          </table:table-cell>
          <table:table-cell table:style-name="Cronograma.B2" office:value-type="string">
            <text:p text:style-name="P3">Helder Cunha</text:p>
          </table:table-cell>
          <table:table-cell table:style-name="Cronograma.F2" office:value-type="string">
            <text:p text:style-name="P3">Eclipse</text:p>
          </table:table-cell>
        </table:table-row>
        <table:table-row>
          <table:table-cell table:style-name="Cronograma.A2" office:value-type="date" office:date-value="2010-11-06">
            <text:p text:style-name="P3">06/11/10</text:p>
          </table:table-cell>
          <table:table-cell table:style-name="Cronograma.B2" office:value-type="string">
            <text:p text:style-name="P4">1 parte do menu principal</text:p>
          </table:table-cell>
          <table:table-cell table:style-name="Cronograma.B2" office:value-type="string">
            <text:p text:style-name="P4">Criou-se o método Menu Principal</text:p>
          </table:table-cell>
          <table:table-cell table:style-name="Cronograma.B2" office:value-type="string">
            <text:p text:style-name="P3">livre</text:p>
          </table:table-cell>
          <table:table-cell table:style-name="Cronograma.B2" office:value-type="string">
            <text:p text:style-name="P3">João Guilherme</text:p>
          </table:table-cell>
          <table:table-cell table:style-name="Cronograma.F2" office:value-type="string">
            <text:p text:style-name="P3">Eclipse</text:p>
          </table:table-cell>
        </table:table-row>
        <table:table-row>
          <table:table-cell table:style-name="Cronograma.A2" office:value-type="date" office:date-value="2010-11-06">
            <text:p text:style-name="P3">06/11/10</text:p>
          </table:table-cell>
          <table:table-cell table:style-name="Cronograma.B2" office:value-type="string">
            <text:p text:style-name="P3">Selecionar interface. </text:p>
          </table:table-cell>
          <table:table-cell table:style-name="Cronograma.B2" office:value-type="string">
            <text:p text:style-name="P4">Permitir ao usuário escolher a interface texto ou gráfico. </text:p>
          </table:table-cell>
          <table:table-cell table:style-name="Cronograma.B2" office:value-type="string">
            <text:p text:style-name="P3">livre</text:p>
          </table:table-cell>
          <table:table-cell table:style-name="Cronograma.B2" office:value-type="string">
            <text:p text:style-name="P3">João Guilherme</text:p>
          </table:table-cell>
          <table:table-cell table:style-name="Cronograma.F2" office:value-type="string">
            <text:p text:style-name="P3">Eclipse</text:p>
          </table:table-cell>
        </table:table-row>
        <table:table-row>
          <table:table-cell table:style-name="Cronograma.A2" office:value-type="date" office:date-value="2010-11-07">
            <text:p text:style-name="P3">07/11/10</text:p>
          </table:table-cell>
          <table:table-cell table:style-name="Cronograma.B2" office:value-type="string">
            <text:p text:style-name="P3">Selecionar Jogador</text:p>
          </table:table-cell>
          <table:table-cell table:style-name="Cronograma.B2" office:value-type="string">
            <text:p text:style-name="P4">Permitir ao usuário escolher o seu oponente (humano ou robô).</text:p>
          </table:table-cell>
          <table:table-cell table:style-name="Cronograma.B2" office:value-type="string">
            <text:p text:style-name="P3">livre</text:p>
          </table:table-cell>
          <table:table-cell table:style-name="Cronograma.B2" office:value-type="string">
            <text:p text:style-name="P3">Helder Cunha</text:p>
          </table:table-cell>
          <table:table-cell table:style-name="Cronograma.F2" office:value-type="string">
            <text:p text:style-name="P3">Eclipse</text:p>
          </table:table-cell>
        </table:table-row>
        <table:table-row>
          <table:table-cell table:style-name="Cronograma.A2" office:value-type="date" office:date-value="2010-11-08">
            <text:p text:style-name="P3">08/11/10</text:p>
          </table:table-cell>
          <table:table-cell table:style-name="Cronograma.B2" office:value-type="string">
            <text:p text:style-name="P3">Casos de uso</text:p>
          </table:table-cell>
          <table:table-cell table:style-name="Cronograma.B2" office:value-type="string">
            <text:p text:style-name="P4">Mostrar o que deve ser feito no projeto.</text:p>
          </table:table-cell>
          <table:table-cell table:style-name="Cronograma.B2" office:value-type="string">
            <text:p text:style-name="P3">livre</text:p>
          </table:table-cell>
          <table:table-cell table:style-name="Cronograma.B2" office:value-type="string">
            <text:p text:style-name="P3">Diego Barros</text:p>
          </table:table-cell>
          <table:table-cell table:style-name="Cronograma.F2" office:value-type="string">
            <text:p text:style-name="P3">Umbrello</text:p>
          </table:table-cell>
        </table:table-row>
        <table:table-row>
          <table:table-cell table:style-name="Cronograma.A2" office:value-type="date" office:date-value="2010-11-08">
            <text:p text:style-name="P3">08/11/10</text:p>
          </table:table-cell>
          <table:table-cell table:style-name="Cronograma.B2" office:value-type="string">
            <text:p text:style-name="P3">Selecionar Nível</text:p>
          </table:table-cell>
          <table:table-cell table:style-name="Cronograma.B2" office:value-type="string">
            <text:p text:style-name="P4">Permitir ao usuário escolher o nível do jogo contra o oponente robô.</text:p>
          </table:table-cell>
          <table:table-cell table:style-name="Cronograma.B2" office:value-type="string">
            <text:p text:style-name="P3">livre</text:p>
          </table:table-cell>
          <table:table-cell table:style-name="Cronograma.B2" office:value-type="string">
            <text:p text:style-name="P3">Helder Cunha</text:p>
          </table:table-cell>
          <table:table-cell table:style-name="Cronograma.F2" office:value-type="string">
            <text:p text:style-name="P3">Eclipse</text:p>
          </table:table-cell>
        </table:table-row>
        <table:table-row>
          <table:table-cell table:style-name="Cronograma.A2" office:value-type="date" office:date-value="2010-11-09">
            <text:p text:style-name="P3">09/11/10</text:p>
          </table:table-cell>
          <table:table-cell table:style-name="Cronograma.B2" office:value-type="string">
            <text:p text:style-name="P4">Diagrama de Sequência em formato png.</text:p>
          </table:table-cell>
          <table:table-cell table:style-name="Cronograma.B2" office:value-type="string">
            <text:p text:style-name="P4">Mostrar o fluxo de sequência das atividades pelo programa.</text:p>
          </table:table-cell>
          <table:table-cell table:style-name="Cronograma.B2" office:value-type="string">
            <text:p text:style-name="P3">BibliotecaEST</text:p>
          </table:table-cell>
          <table:table-cell table:style-name="Cronograma.B2" office:value-type="string">
            <text:p text:style-name="P3">Diego Barros</text:p>
          </table:table-cell>
          <table:table-cell table:style-name="Cronograma.F2" office:value-type="string">
            <text:p text:style-name="P3">Umbrello</text:p>
          </table:table-cell>
        </table:table-row>
        <table:table-row>
          <table:table-cell table:style-name="Cronograma.A9" office:value-type="date" office:date-value="2010-11-09">
            <text:p text:style-name="P3">09/11/10</text:p>
          </table:table-cell>
          <table:table-cell table:style-name="Cronograma.B9" office:value-type="string">
            <text:p text:style-name="P3">Interface de texto</text:p>
          </table:table-cell>
          <table:table-cell table:style-name="Cronograma.B9" office:value-type="string">
            <text:p text:style-name="P4">Mostrar ao usuário o <text:s/>módulo do jogo da velha em interface de texto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João Guilherme</text:p>
          </table:table-cell>
          <table:table-cell table:style-name="Cronograma.F9" office:value-type="string">
            <text:p text:style-name="P3">Eclipse</text:p>
          </table:table-cell>
        </table:table-row>
        <table:table-row>
          <table:table-cell table:style-name="Cronograma.A9" office:value-type="date" office:date-value="2010-11-09">
            <text:p text:style-name="P3">09/11/10</text:p>
          </table:table-cell>
          <table:table-cell table:style-name="Cronograma.B9" office:value-type="string">
            <text:p text:style-name="Table_20_Contents">Jogador X Humano</text:p>
          </table:table-cell>
          <table:table-cell table:style-name="Cronograma.B9" office:value-type="string">
            <text:p text:style-name="P4">Foram feitas os módulos iniciar partida e jogar.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Helder Cunha</text:p>
          </table:table-cell>
          <table:table-cell table:style-name="Cronograma.F9" office:value-type="string">
            <text:p text:style-name="P3">Eclipse</text:p>
          </table:table-cell>
        </table:table-row>
        <table:table-row>
          <table:table-cell table:style-name="Cronograma.A9" office:value-type="date" office:date-value="2010-11-09">
            <text:p text:style-name="P3">09/11/10</text:p>
          </table:table-cell>
          <table:table-cell table:style-name="Cronograma.B9" office:value-type="string">
            <text:p text:style-name="P3">Descrição do projeto</text:p>
          </table:table-cell>
          <table:table-cell table:style-name="Cronograma.B9" office:value-type="string">
            <text:p text:style-name="P4">Mostrar o escopo do projeto, juntamente com os requisitos Funcionais e não Funcionais. 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João Guilherme</text:p>
          </table:table-cell>
          <table:table-cell table:style-name="Cronograma.F9" office:value-type="string">
            <text:p text:style-name="P3">BrOffice</text:p>
          </table:table-cell>
        </table:table-row>
        <table:table-row>
          <table:table-cell table:style-name="Cronograma.A9" office:value-type="date" office:date-value="2010-11-11">
            <text:p text:style-name="P3">11/11/10</text:p>
          </table:table-cell>
          <table:table-cell table:style-name="Cronograma.B9" office:value-type="string">
            <text:p text:style-name="Table_20_Contents">Jogador X Humano</text:p>
          </table:table-cell>
          <table:table-cell table:style-name="Cronograma.B9" office:value-type="string">
            <text:p text:style-name="P4">Foram feitos os Métodos para verificar posição válida e posição vazia.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Diego Barros</text:p>
          </table:table-cell>
          <table:table-cell table:style-name="Cronograma.F9" office:value-type="string">
            <text:p text:style-name="P3">Eclipse</text:p>
          </table:table-cell>
        </table:table-row>
        <text:soft-page-break/>
        <table:table-row>
          <table:table-cell table:style-name="Cronograma.A9" office:value-type="date" office:date-value="2010-11-11">
            <text:p text:style-name="P3">11/11/10</text:p>
          </table:table-cell>
          <table:table-cell table:style-name="Cronograma.B9" office:value-type="string">
            <text:p text:style-name="Table_20_Contents">Jogador X Humano </text:p>
          </table:table-cell>
          <table:table-cell table:style-name="Cronograma.B9" office:value-type="string">
            <text:p text:style-name="P4">Foi terminado o módulo Jogador X humano, modo texto.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Helder Cunha</text:p>
          </table:table-cell>
          <table:table-cell table:style-name="Cronograma.F9" office:value-type="string">
            <text:p text:style-name="P3">Eclipse</text:p>
          </table:table-cell>
        </table:table-row>
        <table:table-row>
          <table:table-cell table:style-name="Cronograma.A9" office:value-type="date" office:date-value="2010-11-11">
            <text:p text:style-name="P3">11/11/10</text:p>
          </table:table-cell>
          <table:table-cell table:style-name="Cronograma.B9" office:value-type="string">
            <text:p text:style-name="P4">Diagrama de sequência e casos de uso em formato xmi.</text:p>
          </table:table-cell>
          <table:table-cell table:style-name="Cronograma.B9" office:value-type="string">
            <text:p text:style-name="P4">Mostrar o fluxo de sequência das atividades pelo programa.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João Guilherme</text:p>
          </table:table-cell>
          <table:table-cell table:style-name="Cronograma.F9" office:value-type="string">
            <text:p text:style-name="P3">Umbrello</text:p>
          </table:table-cell>
        </table:table-row>
        <table:table-row>
          <table:table-cell table:style-name="Cronograma.A9" office:value-type="date" office:date-value="2010-11-12">
            <text:p text:style-name="P3">12/11/10</text:p>
          </table:table-cell>
          <table:table-cell table:style-name="Cronograma.B9" office:value-type="string">
            <text:p text:style-name="P4">Descrição do projeto atualizado.</text:p>
          </table:table-cell>
          <table:table-cell table:style-name="Cronograma.B9" office:value-type="string">
            <text:p text:style-name="P4">Mostrar o escopo do projeto, juntamente com os requisitos Funcionais e não Funcionais. </text:p>
          </table:table-cell>
          <table:table-cell table:style-name="Cronograma.B9" office:value-type="string">
            <text:p text:style-name="P3">BibliotecaEST</text:p>
          </table:table-cell>
          <table:table-cell table:style-name="Cronograma.B9" office:value-type="string">
            <text:p text:style-name="P3">Diego Barros</text:p>
          </table:table-cell>
          <table:table-cell table:style-name="Cronograma.F9" office:value-type="string">
            <text:p text:style-name="P3">BrOffice</text:p>
          </table:table-cell>
        </table:table-row>
        <table:table-row>
          <table:table-cell table:style-name="Cronograma.A9" office:value-type="date" office:date-value="2010-11-12">
            <text:p text:style-name="P3">12/11/10</text:p>
          </table:table-cell>
          <table:table-cell table:style-name="Cronograma.B9" office:value-type="string">
            <text:p text:style-name="P3">jogador X robô</text:p>
          </table:table-cell>
          <table:table-cell table:style-name="Cronograma.B9" office:value-type="string">
            <text:p text:style-name="P4"><text:bookmark-start text:name="__DdeLink__937_788020950"/>Foi terminado o módulo Jogador X humano, modo texto, nível fácil.<text:bookmark-end text:name="__DdeLink__937_788020950"/>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Diego Barros</text:p>
          </table:table-cell>
          <table:table-cell table:style-name="Cronograma.F9" office:value-type="string">
            <text:p text:style-name="P3">Eclipse</text:p>
          </table:table-cell>
        </table:table-row>
        <table:table-row>
          <table:table-cell table:style-name="Cronograma.A9" office:value-type="date" office:date-value="2010-11-12">
            <text:p text:style-name="Table_20_Contents">12/11/10</text:p>
          </table:table-cell>
          <table:table-cell table:style-name="Cronograma.B9" office:value-type="string">
            <text:p text:style-name="P4">Jogador X robô</text:p>
            <text:p text:style-name="P4">JogadorXHumano</text:p>
            <text:p text:style-name="Table_20_Contents"/>
          </table:table-cell>
          <table:table-cell table:style-name="Cronograma.B9" office:value-type="string">
            <text:p text:style-name="P4">Foi terminado o modo gráfico jogador X humano e jogador X robô, nível fácil.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Helder Cunha</text:p>
          </table:table-cell>
          <table:table-cell table:style-name="Cronograma.F9" office:value-type="string">
            <text:p text:style-name="P3">Eclipse</text:p>
          </table:table-cell>
        </table:table-row>
        <table:table-row>
          <table:table-cell table:style-name="Cronograma.A9" office:value-type="date" office:date-value="2010-11-16">
            <text:p text:style-name="Table_20_Contents">16/11/10</text:p>
          </table:table-cell>
          <table:table-cell table:style-name="Cronograma.B9" office:value-type="string">
            <text:p text:style-name="P4">Cronograma do software jogo da velha.</text:p>
          </table:table-cell>
          <table:table-cell table:style-name="Cronograma.B9" office:value-type="string">
            <text:p text:style-name="P4">Mostrar o cronograma de atividades realizadas pela equipe durante o período de tempo requerido para execução do projeto.</text:p>
          </table:table-cell>
          <table:table-cell table:style-name="Cronograma.B9" office:value-type="string">
            <text:p text:style-name="P3">Livre</text:p>
          </table:table-cell>
          <table:table-cell table:style-name="Cronograma.B9" office:value-type="string">
            <text:p text:style-name="P3">Diego Barros</text:p>
          </table:table-cell>
          <table:table-cell table:style-name="Cronograma.F9" office:value-type="string">
            <text:p text:style-name="P3">BrOffice</text:p>
          </table:table-cell>
        </table:table-row>
      </table:table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Barros</meta:initial-creator>
    <meta:creation-date>2010-11-12T08:13:14</meta:creation-date>
    <dc:date>2010-11-15T16:03:10</dc:date>
    <dc:creator>Diego Barros</dc:creator>
    <meta:editing-duration>PT03H47M59S</meta:editing-duration>
    <meta:editing-cycles>34</meta:editing-cycles>
    <meta:generator>BrOffice.org/3.2$Linux OpenOffice.org_project/320m12$Build-9483</meta:generator>
    <meta:document-statistic meta:table-count="1" meta:image-count="0" meta:object-count="0" meta:page-count="3" meta:paragraph-count="120" meta:word-count="380" meta:character-count="2581"/>
  </office:meta>
</office:document-meta>
</file>